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0f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TACK-INCOGNITO v3.8 – Autonomous Revenue Engine with OUI [Locked for Hai]<text:line-break/><text:line-break/>import os<text:line-break/>import random<text:line-break/>import sqlite3<text:line-break/>import requests<text:line-break/>import feedparser<text:line-break/>import time<text:line-break/>import tweepy<text:line-break/>from flask import Flask, redirect, jsonify, request, render_template_string<text:line-break/>from apscheduler.schedulers.background import BackgroundScheduler<text:line-break/>from bs4 import BeautifulSoup<text:line-break/>from urllib.parse import quote_plus<text:line-break/><text:line-break/># === SYSTEM METADATA ===<text:line-break/>__OWNER__ = "Hai"<text:line-break/>__VERSION__ = "v3.8 | OUI Enhanced"<text:line-break/>__SYSTEM__ = "STACK-INCOGNITO-UNIT"<text:line-break/><text:line-break/>app = Flask(__name__)<text:line-break/>DB_FILE = "incognito_bot.db"<text:line-break/>ADMIN_PASSWORD = os.environ.get("INCOGNITO_ADMIN_PASS", "supersecret")<text:line-break/>TELEGRAM_TOKEN = os.environ.get("INCOGNITO_TG_TOKEN", "")<text:line-break/>TELEGRAM_CHAT_ID = os.environ.get("INCOGNITO_TG_CHAT_ID", "")<text:line-break/>TWITTER_CONSUMER_KEY = os.environ.get("TWITTER_CONSUMER_KEY", "")<text:line-break/>TWITTER_CONSUMER_SECRET = os.environ.get("TWITTER_CONSUMER_SECRET", "")<text:line-break/>TWITTER_ACCESS_TOKEN = os.environ.get("TWITTER_ACCESS_TOKEN", "")<text:line-break/>TWITTER_ACCESS_SECRET = os.environ.get("TWITTER_ACCESS_SECRET", "")<text:line-break/><text:line-break/>AFFILIATE_BASE = {<text:line-break/> <text:s text:c="3"/>'memory': ["https://www.digistore24.com/redir/xxxxxx/username/"],<text:line-break/> <text:s text:c="3"/>'crypto': ["https://clickbank.com/offer/xxxxxx?ref=yourref"],<text:line-break/> <text:s text:c="3"/>'health': ["https://www.amazon.co.uk/dp/xxxxxx?tag=yourtag"],<text:line-break/>}<text:line-break/>KEYWORDS = ['boost memory', 'build muscle', 'passive income', 'crypto course', 'anxiety hacks']<text:line-break/>RSS_SOURCES = [<text:line-break/> <text:s text:c="3"/>'https://news.google.com/rss/search?q={}',<text:line-break/> <text:s text:c="3"/>'https://www.reddit.com/search.rss?q={}']<text:line-break/>USER_AGENTS = [<text:line-break/> <text:s text:c="3"/>"Mozilla/5.0 (Windows NT 10.0; Win64; x64)",<text:line-break/> <text:s text:c="3"/>"Mozilla/5.0 (X11; Linux x86_64)",<text:line-break/> <text:s text:c="3"/>"Mozilla/5.0 (Macintosh; Intel Mac OS X 10_15_7)"<text:line-break/>]<text:line-break/><text:line-break/>COMMISSION_MAP = {<text:line-break/> <text:s text:c="3"/>'memory': 10.0,<text:line-break/> <text:s text:c="3"/>'crypto': 20.0,<text:line-break/> <text:s text:c="3"/>'health': 15.0<text:line-break/>}<text:line-break/>CONVERSION_RATE = 0.03<text:line-break/><text:line-break/># === DB Setup ===<text:line-break/><text:soft-page-break/>def init_db():<text:line-break/> <text:s text:c="3"/>conn = sqlite3.connect(DB_FILE)<text:line-break/> <text:s text:c="3"/>c = conn.cursor()<text:line-break/> <text:s text:c="3"/>c.execute("""<text:line-break/> <text:s text:c="7"/>CREATE TABLE IF NOT EXISTS links (<text:line-break/> <text:s text:c="11"/>slug TEXT PRIMARY KEY,<text:line-break/> <text:s text:c="11"/>url TEXT,<text:line-break/> <text:s text:c="11"/>title TEXT,<text:line-break/> <text:s text:c="11"/>clicks INTEGER DEFAULT 0,<text:line-break/> <text:s text:c="11"/>created TIMESTAMP DEFAULT CURRENT_TIMESTAMP,<text:line-break/> <text:s text:c="11"/>source TEXT<text:line-break/> <text:s text:c="7"/>)<text:line-break/> <text:s text:c="3"/>""")<text:line-break/> <text:s text:c="3"/>conn.commit()<text:line-break/> <text:s text:c="3"/>conn.close()<text:line-break/><text:line-break/># === Utilities ===<text:line-break/>def generate_slug(title):<text:line-break/> <text:s text:c="3"/>return title.lower().replace(" ", "-").replace("/", "").replace("'", "")[:30]<text:line-break/><text:line-break/>def insert_link(slug, url, title, source):<text:line-break/> <text:s text:c="3"/>conn = sqlite3.connect(DB_FILE)<text:line-break/> <text:s text:c="3"/>c = conn.cursor()<text:line-break/> <text:s text:c="3"/>c.execute("INSERT OR IGNORE INTO links (slug, url, title, source) VALUES (?, ?, ?, ?)", (slug, url, title, source))<text:line-break/> <text:s text:c="3"/>conn.commit()<text:line-break/> <text:s text:c="3"/>conn.close()<text:line-break/> <text:s text:c="3"/>send_telegram_message(f"[STACK-INCOGNITO] New Link: {title}\n{url}")<text:line-break/> <text:s text:c="3"/>tweet_link(title, slug)<text:line-break/><text:line-break/>def send_telegram_message(message):<text:line-break/> <text:s text:c="3"/>if TELEGRAM_TOKEN and TELEGRAM_CHAT_ID:<text:line-break/> <text:s text:c="7"/>try:<text:line-break/> <text:s text:c="11"/>requests.get(f"https://api.telegram.org/bot{TELEGRAM_TOKEN}/sendMessage",<text:line-break/> <text:s text:c="24"/>params={"chat_id": TELEGRAM_CHAT_ID, "text": message})<text:line-break/> <text:s text:c="7"/>except Exception as e:<text:line-break/> <text:s text:c="11"/>print(f"[!] Telegram Error: {e}")<text:line-break/><text:line-break/>def tweet_link(title, slug):<text:line-break/> <text:s text:c="3"/>try:<text:line-break/> <text:s text:c="7"/>if TWITTER_CONSUMER_KEY:<text:line-break/> <text:s text:c="11"/>auth = tweepy.OAuth1UserHandler(<text:line-break/> <text:s text:c="15"/>TWITTER_CONSUMER_KEY, TWITTER_CONSUMER_SECRET,<text:line-break/> <text:s text:c="15"/>TWITTER_ACCESS_TOKEN, TWITTER_ACCESS_SECRET<text:line-break/> <text:s text:c="11"/>)<text:line-break/> <text:s text:c="11"/>api = tweepy.API(auth)<text:line-break/> <text:s text:c="11"/>tweet = f"{title} → http://yourdomain.com/r/{slug} #haiOnly #revenue"<text:line-break/> <text:s text:c="11"/>api.update_status(tweet)<text:line-break/> <text:s text:c="3"/>except Exception as e:<text:line-break/> <text:s text:c="7"/>print(f"[!] Twitter Post Failed: {e}")<text:line-break/><text:line-break/># === Scraper Bot ===<text:line-break/><text:soft-page-break/>def fetch_and_insert():<text:line-break/> <text:s text:c="3"/>print("[+] STACK-INCOGNITO fetching...")<text:line-break/> <text:s text:c="3"/>headers = {"User-Agent": random.choice(USER_AGENTS)}<text:line-break/> <text:s text:c="3"/>for kw in KEYWORDS:<text:line-break/> <text:s text:c="7"/>encoded_kw = quote_plus(kw)<text:line-break/> <text:s text:c="7"/>for rss in RSS_SOURCES:<text:line-break/> <text:s text:c="11"/>feed = feedparser.parse(rss.format(encoded_kw))<text:line-break/> <text:s text:c="11"/>for entry in feed.entries[:2]:<text:line-break/> <text:s text:c="15"/>title = entry.title<text:line-break/> <text:s text:c="15"/>slug = generate_slug(title)<text:line-break/> <text:s text:c="15"/>aff_key = 'memory' if 'memory' in kw else 'crypto' if 'crypto' in kw else 'health'<text:line-break/> <text:s text:c="15"/>aff_link = random.choice(AFFILIATE_BASE.get(aff_key, []))<text:line-break/> <text:s text:c="15"/>full_link = f"{aff_link}&amp;ref={quote_plus(title[:10])}"<text:line-break/> <text:s text:c="15"/>insert_link(slug, full_link, title, rss)<text:line-break/> <text:s text:c="3"/>print("[+] STACK-INCOGNITO complete.")<text:line-break/><text:line-break/># === Owner UI Route ===<text:line-break/>@app.route('/oui')<text:line-break/>def owner_ui():<text:line-break/> <text:s text:c="3"/>conn = sqlite3.connect(DB_FILE)<text:line-break/> <text:s text:c="3"/>c = conn.cursor()<text:line-break/> <text:s text:c="3"/>c.execute("SELECT title, clicks FROM links")<text:line-break/> <text:s text:c="3"/>data = c.fetchall()<text:line-break/> <text:s text:c="3"/>conn.close()<text:line-break/> <text:s text:c="3"/>total = 0.0<text:line-break/> <text:s text:c="3"/>html_rows = ""<text:line-break/> <text:s text:c="3"/>for title, clicks in data:<text:line-break/> <text:s text:c="7"/>key = 'memory' if 'memory' in title.lower() else 'crypto' if 'crypto' in title.lower() else 'health'<text:line-break/> <text:s text:c="7"/>commission = COMMISSION_MAP.get(key, 10.0)<text:line-break/> <text:s text:c="7"/>conversions = round(clicks * CONVERSION_RATE, 2)<text:line-break/> <text:s text:c="7"/>earnings = round(conversions * commission, 2)<text:line-break/> <text:s text:c="7"/>total += earnings<text:line-break/> <text:s text:c="7"/>html_rows += f"&lt;tr&gt;&lt;td&gt;{title}&lt;/td&gt;&lt;td&gt;{clicks}&lt;/td&gt;&lt;td&gt;{conversions}&lt;/td&gt;&lt;td&gt;£{earnings}&lt;/td&gt;&lt;/tr&gt;"<text:line-break/> <text:s text:c="3"/>return f"""<text:line-break/> <text:s text:c="7"/>&lt;html&gt;&lt;body&gt;<text:line-break/> <text:s text:c="7"/>&lt;h2&gt;Owner User Interface (OUI) – STACK-INCOGNITO&lt;/h2&gt;<text:line-break/> <text:s text:c="7"/>&lt;table border=1&gt;<text:line-break/> <text:s text:c="7"/>&lt;tr&gt;&lt;th&gt;Title&lt;/th&gt;&lt;th&gt;Clicks&lt;/th&gt;&lt;th&gt;Conversions (est)&lt;/th&gt;&lt;th&gt;Earnings&lt;/th&gt;&lt;/tr&gt;<text:line-break/> <text:s text:c="7"/>{html_rows}<text:line-break/> <text:s text:c="7"/>&lt;/table&gt;<text:line-break/> <text:s text:c="7"/>&lt;p&gt;&lt;b&gt;Total Estimated Daily Revenue: £{round(total, 2)}&lt;/b&gt;&lt;/p&gt;<text:line-break/> <text:s text:c="7"/>&lt;p&gt;&lt;b&gt;Weekly: £{round(total*7, 2)} | Monthly: £{round(total*30, 2)}&lt;/b&gt;&lt;/p&gt;<text:line-break/> <text:s text:c="7"/>&lt;/body&gt;&lt;/html&gt;<text:line-break/> <text:s text:c="3"/>"""<text:line-break/><text:line-break/># === Core Routes ===<text:line-break/>@app.route('/')<text:line-break/>def index():<text:line-break/> <text:s text:c="3"/>return "STACK-INCOGNITO v3.8: Personal Rev Engine Active."<text:line-break/><text:line-break/>@app.route('/r/&lt;slug&gt;')<text:line-break/><text:soft-page-break/>def redirect_link(slug):<text:line-break/> <text:s text:c="3"/>conn = sqlite3.connect(DB_FILE)<text:line-break/> <text:s text:c="3"/>c = conn.cursor()<text:line-break/> <text:s text:c="3"/>c.execute("SELECT url FROM links WHERE slug = ?", (slug,))<text:line-break/> <text:s text:c="3"/>row = c.fetchone()<text:line-break/> <text:s text:c="3"/>if row:<text:line-break/> <text:s text:c="7"/>c.execute("UPDATE links SET clicks = clicks + 1 WHERE slug = ?", (slug,))<text:line-break/> <text:s text:c="7"/>conn.commit()<text:line-break/> <text:s text:c="7"/>conn.close()<text:line-break/> <text:s text:c="7"/>return redirect(row[0])<text:line-break/> <text:s text:c="3"/>conn.close()<text:line-break/> <text:s text:c="3"/>return "Invalid slug", 404<text:line-break/><text:line-break/># === Admin Panel ===<text:line-break/>@app.route('/admin', methods=['GET'])<text:line-break/>def admin():<text:line-break/> <text:s text:c="3"/>pw = request.args.get("pw", "")<text:line-break/> <text:s text:c="3"/>if pw != ADMIN_PASSWORD:<text:line-break/> <text:s text:c="7"/>return "Not allowed", 403<text:line-break/> <text:s text:c="3"/>conn = sqlite3.connect(DB_FILE)<text:line-break/> <text:s text:c="3"/>c = conn.cursor()<text:line-break/> <text:s text:c="3"/>c.execute("SELECT slug, title, clicks, created, source FROM links ORDER BY created DESC")<text:line-break/> <text:s text:c="3"/>rows = c.fetchall()<text:line-break/> <text:s text:c="3"/>conn.close()<text:line-break/> <text:s text:c="3"/>html = """&lt;html&gt;&lt;body&gt;&lt;h2&gt;STACK-INCOGNITO Admin&lt;/h2&gt;&lt;table border=1&gt;&lt;tr&gt;&lt;th&gt;Slug&lt;/th&gt;&lt;th&gt;Title&lt;/th&gt;&lt;th&gt;Clicks&lt;/th&gt;&lt;th&gt;Created&lt;/th&gt;&lt;th&gt;Source&lt;/th&gt;&lt;/tr&gt;{}&lt;/table&gt;&lt;/body&gt;&lt;/html&gt;"""<text:line-break/> <text:s text:c="3"/>rows_html = ''.join([f"&lt;tr&gt;&lt;td&gt;{r[0]}&lt;/td&gt;&lt;td&gt;{r[1]}&lt;/td&gt;&lt;td&gt;{r[2]}&lt;/td&gt;&lt;td&gt;{r[3]}&lt;/td&gt;&lt;td&gt;{r[4]}&lt;/td&gt;&lt;/tr&gt;" for r in rows])<text:line-break/> <text:s text:c="3"/>return html.format(rows_html)<text:line-break/><text:line-break/># === Scheduler Setup ===<text:line-break/>if __name__ == '__main__':<text:line-break/> <text:s text:c="3"/>init_db()<text:line-break/> <text:s text:c="3"/>fetch_and_insert()<text:line-break/> <text:s text:c="3"/>scheduler = BackgroundScheduler()<text:line-break/> <text:s text:c="3"/>scheduler.add_job(fetch_and_insert, 'interval', hours=6)<text:line-break/> <text:s text:c="3"/>scheduler.start()<text:line-break/> <text:s text:c="3"/>app.run(host='0.0.0.0', port=5000)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14:32:14.546896600</meta:creation-date>
    <dc:date>2025-07-17T19:01:47.214152000</dc:date>
    <meta:editing-duration>PT1H4M19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1" meta:word-count="608" meta:character-count="6799" meta:non-whitespace-character-count="5352"/>
  </office:meta>
</office:document-meta>
</file>